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0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uburb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Depo</text:p>
          </table:table-cell>
          <table:table-cell table:style-name="ce1" office:value-type="string" calcext:value-type="string">
            <text:p>Distanc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aldivi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2.2" calcext:value-type="float">
            <text:p>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gup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rchmont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8.2" calcext:value-type="float">
            <text:p>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ythewoo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danup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ol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8.1" calcext:value-type="float">
            <text:p>1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dley Park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skine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0.9" calcext:value-type="float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bridge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3.3" calcext:value-type="float">
            <text:p>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ssdale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6.2" calcext:value-type="float">
            <text:p>1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field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8.8" calcext:value-type="float">
            <text:p>1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s Hea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3" calcext:value-type="float">
            <text:p>2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land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4.9" calcext:value-type="float">
            <text:p>24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ora Bay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6.4" calcext:value-type="float">
            <text:p>16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durah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injarra</text:p>
          </table:table-cell>
          <table:table-cell office:value-type="float" office:value="21.3" calcext:value-type="float">
            <text:p>2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rin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7" calcext:value-type="float">
            <text:p>2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dow Spring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elon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Pinjarra</text:p>
          </table:table-cell>
          <table:table-cell office:value-type="float" office:value="20.1" calcext:value-type="float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bee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3.8" calcext:value-type="float">
            <text:p>1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rimba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Pinjarra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Danda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1.3" calcext:value-type="float">
            <text:p>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Yunder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13.2" calcext:value-type="float">
            <text:p>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kley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19.8" calcext:value-type="float">
            <text:p>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jarra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24.7" calcext:value-type="float">
            <text:p>2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nt Grey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9.4" calcext:value-type="float">
            <text:p>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venswood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Remo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ver Sands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9.6" calcext:value-type="float">
            <text:p>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 Yunderup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injarra</text:p>
          </table:table-cell>
          <table:table-cell office:value-type="float" office:value="21.9" calcext:value-type="float">
            <text:p>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ke Hill</text:p>
          </table:table-cell>
          <table:table-cell office:value-type="float" office:value="6213" calcext:value-type="float">
            <text:p>6213</text:p>
          </table:table-cell>
          <table:table-cell office:value-type="string" calcext:value-type="string">
            <text:p>Pinjarra</text:p>
          </table:table-cell>
          <table:table-cell office:value-type="float" office:value="24.6" calcext:value-type="float">
            <text:p>2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esdale</text:p>
          </table:table-cell>
          <table:table-cell office:value-type="float" office:value="6214" calcext:value-type="float">
            <text:p>6214</text:p>
          </table:table-cell>
          <table:table-cell office:value-type="string" calcext:value-type="string">
            <text:p>Pinjarra</text:p>
          </table:table-cell>
          <table:table-cell office:value-type="float" office:value="19.6" calcext:value-type="float">
            <text:p>19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 Coolup</text:p>
          </table:table-cell>
          <table:table-cell office:value-type="float" office:value="6208" calcext:value-type="float">
            <text:p>6208</text:p>
          </table:table-cell>
          <table:table-cell office:value-type="string" calcext:value-type="string">
            <text:p>Pinjarra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st Pinjarra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Pinjarra</text:p>
          </table:table-cell>
          <table:table-cell office:value-type="float" office:value="39.5" calcext:value-type="float">
            <text:p>3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nd</text:p>
          </table:table-cell>
          <table:table-cell office:value-type="float" office:value="6233" calcext:value-type="float">
            <text:p>6233</text:p>
          </table:table-cell>
          <table:table-cell office:value-type="string" calcext:value-type="string">
            <text:p>Pinjarra</text:p>
          </table:table-cell>
          <table:table-cell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anson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injarra</text:p>
          </table:table-cell>
          <table:table-cell office:value-type="float" office:value="41.6" calcext:value-type="float">
            <text:p>4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yle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injarra</text:p>
          </table:table-cell>
          <table:table-cell office:value-type="float" office:value="39.8" calcext:value-type="float">
            <text:p>3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yanup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Pinjarra</text:p>
          </table:table-cell>
          <table:table-cell office:value-type="float" office:value="32.3" calcext:value-type="float">
            <text:p>3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el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Pinjarra</text:p>
          </table:table-cell>
          <table:table-cell office:value-type="float" office:value="43.4" calcext:value-type="float">
            <text:p>4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nner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24.5" calcext:value-type="float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llingup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injarra</text:p>
          </table:table-cell>
          <table:table-cell office:value-type="float" office:value="24.4" calcext:value-type="float">
            <text:p>2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llingup Siding</text:p>
          </table:table-cell>
          <table:table-cell office:value-type="float" office:value="6282" calcext:value-type="float">
            <text:p>6282</text:p>
          </table:table-cell>
          <table:table-cell office:value-type="string" calcext:value-type="string">
            <text:p>Pinjarra</text:p>
          </table:table-cell>
          <table:table-cell office:value-type="float" office:value="16.3" calcext:value-type="float">
            <text:p>1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lyal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16.1" calcext:value-type="float">
            <text:p>1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lvert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Pinjarra</text:p>
          </table:table-cell>
          <table:table-cell office:value-type="float" office:value="17.1" calcext:value-type="float">
            <text:p>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ongarill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1.8" calcext:value-type="float">
            <text:p>2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ba River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31.4" calcext:value-type="float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i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 office:value-type="float" office:value="42.7" calcext:value-type="float">
            <text:p>4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mley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33.7" calcext:value-type="float">
            <text:p>3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nside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36.1" calcext:value-type="float">
            <text:p>3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man Hill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5.7" calcext:value-type="float">
            <text:p>2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waramup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gle Bag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Australind</text:p>
          </table:table-cell>
          <table:table-cell office:value-type="float" office:value="25.9" calcext:value-type="float">
            <text:p>2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cetow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 office:value-type="float" office:value="39.1" calcext:value-type="float">
            <text:p>3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thergree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rrahwood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office:value-type="float" office:value="47.5" calcext:value-type="float">
            <text:p>4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dlow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6.3" calcext:value-type="float">
            <text:p>2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garet River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41.8" calcext:value-type="float">
            <text:p>4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araliste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Australind</text:p>
          </table:table-cell>
          <table:table-cell office:value-type="float" office:value="27.9" calcext:value-type="float">
            <text:p>2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mington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elly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46.9" calcext:value-type="float">
            <text:p>46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a Brook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Australind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ab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7.5" calcext:value-type="float">
            <text:p>2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bina River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5.8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eton</text:p>
          </table:table-cell>
          <table:table-cell office:value-type="float" office:value="6284" calcext:value-type="float">
            <text:p>6284</text:p>
          </table:table-cell>
          <table:table-cell office:value-type="string" calcext:value-type="string">
            <text:p>Australind</text:p>
          </table:table-cell>
          <table:table-cell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un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32.9" calcext:value-type="float">
            <text:p>3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39.3" calcext:value-type="float">
            <text:p>3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yabrup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Australind</text:p>
          </table:table-cell>
          <table:table-cell office:value-type="float" office:value="28.9" calcext:value-type="float">
            <text:p>28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chcliffe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Australind</text:p>
          </table:table-cell>
          <table:table-cell office:value-type="float" office:value="46.8" calcext:value-type="float">
            <text:p>4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gan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office:value-type="float" office:value="35.1" calcext:value-type="float">
            <text:p>3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exandra Bridge</text:p>
          </table:table-cell>
          <table:table-cell office:value-type="float" office:value="6288" calcext:value-type="float">
            <text:p>6288</text:p>
          </table:table-cell>
          <table:table-cell office:value-type="string" calcext:value-type="string">
            <text:p>Australind</text:p>
          </table:table-cell>
          <table:table-cell office:value-type="float" office:value="73.2" calcext:value-type="float">
            <text:p>7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b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office:value-type="float" office:value="62.5" calcext:value-type="float">
            <text:p>6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anup</text:p>
          </table:table-cell>
          <table:table-cell office:value-type="float" office:value="6286" calcext:value-type="float">
            <text:p>6286</text:p>
          </table:table-cell>
          <table:table-cell office:value-type="string" calcext:value-type="string">
            <text:p>Australind</text:p>
          </table:table-cell>
          <table:table-cell office:value-type="float" office:value="60.2" calcext:value-type="float">
            <text:p>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ndinup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Australind</text:p>
          </table:table-cell>
          <table:table-cell office:value-type="float" office:value="63.7" calcext:value-type="float">
            <text:p>6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Vasse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h Greenbushes</text:p>
          </table:table-cell>
          <table:table-cell office:value-type="float" office:value="6254" calcext:value-type="float">
            <text:p>6254</text:p>
          </table:table-cell>
          <table:table-cell office:value-type="string" calcext:value-type="string">
            <text:p>Vasse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terick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otta</text:p>
          </table:table-cell>
          <table:table-cell office:value-type="float" office:value="6275" calcext:value-type="float">
            <text:p>6275</text:p>
          </table:table-cell>
          <table:table-cell office:value-type="string" calcext:value-type="string">
            <text:p>Vasse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nmah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Vasse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garup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Vasse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yup Brook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jinup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ejup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Vasse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gston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Vasse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werup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tts Brook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Vasse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eup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iarrup</text:p>
          </table:table-cell>
          <table:table-cell office:value-type="float" office:value="6393" calcext:value-type="float">
            <text:p>6393</text:p>
          </table:table-cell>
          <table:table-cell office:value-type="string" calcext:value-type="string">
            <text:p>Vasse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adup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galup</text:p>
          </table:table-cell>
          <table:table-cell office:value-type="float" office:value="6395" calcext:value-type="float">
            <text:p>6395</text:p>
          </table:table-cell>
          <table:table-cell office:value-type="string" calcext:value-type="string">
            <text:p>Vasse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meah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Vasse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cabel</text:p>
          </table:table-cell>
          <table:table-cell office:value-type="float" office:value="6394" calcext:value-type="float">
            <text:p>6394</text:p>
          </table:table-cell>
          <table:table-cell office:value-type="string" calcext:value-type="string">
            <text:p>Vasse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nMare</text:p>
          </table:table-cell>
          <table:table-cell office:value-type="float" office:value="6316" calcext:value-type="float">
            <text:p>6316</text:p>
          </table:table-cell>
          <table:table-cell office:value-type="string" calcext:value-type="string">
            <text:p>Vasse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olup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Vasse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balong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Vasse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mbellup</text:p>
          </table:table-cell>
          <table:table-cell office:value-type="float" office:value="6320" calcext:value-type="float">
            <text:p>6320</text:p>
          </table:table-cell>
          <table:table-cell office:value-type="string" calcext:value-type="string">
            <text:p>Vasse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sse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Vasse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selton</text:p>
          </table:table-cell>
          <table:table-cell office:value-type="float" office:value="6280" calcext:value-type="float">
            <text:p>6280</text:p>
          </table:table-cell>
          <table:table-cell office:value-type="string" calcext:value-type="string">
            <text:p>Vasse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nsborough</text:p>
          </table:table-cell>
          <table:table-cell office:value-type="float" office:value="6281" calcext:value-type="float">
            <text:p>6281</text:p>
          </table:table-cell>
          <table:table-cell office:value-type="string" calcext:value-type="string">
            <text:p>Vasse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9T13:08:12.132000000</meta:creation-date>
    <dc:date>2021-04-29T13:10:26.704000000</dc:date>
    <meta:editing-duration>PT2M14S</meta:editing-duration>
    <meta:editing-cycles>3</meta:editing-cycles>
    <meta:generator>LibreOffice/6.3.3.2$Windows_X86_64 LibreOffice_project/a64200df03143b798afd1ec74a12ab50359878ed</meta:generator>
    <meta:document-statistic meta:table-count="1" meta:cell-count="396" meta:object-count="0"/>
  </office:meta>
</office:document-meta>
</file>